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dobe Garamond Pro" svg:font-family="'Adobe Garamond Pro'" style:font-adornments="Normal" style:font-family-generic="roman" style:font-pitch="variable"/>
    <style:font-face style:name="Adobe Hebrew" svg:font-family="'Adobe Hebrew'" style:font-adornments="Normal" style:font-family-generic="roman" style:font-pitch="variable"/>
    <style:font-face style:name="Adobe Ming Std L" svg:font-family="'Adobe Ming Std L'" style:font-adornments="L" style:font-family-generic="roman" style:font-pitch="variable"/>
    <style:font-face style:name="DejaVu Serif" svg:font-family="'DejaVu Serif'" style:font-adornments="Book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Myriad Pro" svg:font-family="'Myriad Pro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979cm" table:align="left"/>
    </style:style>
    <style:style style:name="Tableau1.A" style:family="table-column">
      <style:table-column-properties style:column-width="3.838cm"/>
    </style:style>
    <style:style style:name="Tableau1.B" style:family="table-column">
      <style:table-column-properties style:column-width="8.809cm"/>
    </style:style>
    <style:style style:name="Tableau1.C" style:family="table-column">
      <style:table-column-properties style:column-width="4.332cm"/>
    </style:style>
    <style:style style:name="Tableau1.A1" style:family="table-cell">
      <style:table-cell-properties style:vertical-align="middle" fo:padding="0.097cm" fo:border="none"/>
    </style:style>
    <style:style style:name="P1" style:family="paragraph" style:parent-style-name="Heading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able_20_Contents">
      <style:paragraph-properties fo:text-align="center" style:justify-single-word="false"/>
      <style:text-properties style:font-name="Georgia" fo:font-size="12pt" style:font-size-asian="10.5pt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INFO3</text:p>
            <text:p text:style-name="P7">2011 – 2012</text:p>
          </table:table-cell>
          <table:table-cell table:style-name="Tableau1.A1" office:value-type="string">
            <text:p text:style-name="P1">Projet de Développement Objet et</text:p>
            <text:p text:style-name="P1">Génie Logiciel</text:p>
          </table:table-cell>
          <table:table-cell table:style-name="Tableau1.A1" office:value-type="string">
            <text:p text:style-name="P2">Matrat Erwan</text:p>
            <text:p text:style-name="P2">Daumont Charles</text:p>
            <text:p text:style-name="P2">Blin Olivier</text:p>
            <text:p text:style-name="P2">Lebourgeois Quentin</text:p>
          </table:table-cell>
        </table:table-row>
      </table:table>
      <text:p text:style-name="P3"/>
      <text:h text:style-name="Heading_20_1" text:outline-level="1">Fiche n<text:span text:style-name="T1">o</text:span> 1</text:h>
      <text:p text:style-name="Text_20_body">Etudiant coordinateur : Lebourgeois Quentin</text:p>
      <text:p text:style-name="Text_20_body">Adresse mail du coordinateur : <text:a xlink:type="simple" xlink:href="mailto:Quentin.Lebourgeois@etu.univ-nantes.fr">Quentin.Lebourgeois@etu.univ-nantes.fr</text:a></text:p>
      <text:p text:style-name="Text_20_body">Sujet choisi : Système de déploiement d'images VirtualBox<text:note text:id="ftn0" text:note-class="footnote"><text:note-citation>1</text:note-citation><text:note-body><text:p text:style-name="Footnote">Cf. <text:a xlink:type="simple" xlink:href="http://en.wikipedia.org/wiki/VirtualBox">http://en.wikipedia.org/wiki/VirtualBox</text:a> </text:p></text:note-body></text:note></text:p>
      <text:p text:style-name="Text_20_body">Dates de lancement du projet possibles :</text:p>
      <text:list xml:id="list41696165" text:style-name="L1">
        <text:list-item>
          <text:p text:style-name="P4">Lundi 27/02 dès 17h30 ;</text:p>
        </text:list-item>
        <text:list-item>
          <text:p text:style-name="P4">Jeudi 01/03 dès 14h.</text:p>
        </text:list-item>
      </text:list>
      <text:p text:style-name="Text_20_body">Date de rendu du cahier des charges &amp; procédure de test de recette :</text:p>
      <text:list xml:id="list42233313" text:style-name="L2">
        <text:list-item>
          <text:p text:style-name="P5">Lundi 26/03 (peut être révisée).</text:p>
        </text:list-item>
      </text:list>
      <text:p text:style-name="Text_20_body">Groupe d'élèves :</text:p>
      <text:list xml:id="list42223068" text:style-name="L3">
        <text:list-item>
          <text:p text:style-name="P6">Blin Olivier ;</text:p>
        </text:list-item>
        <text:list-item>
          <text:p text:style-name="P6">Daumont Charles ;</text:p>
        </text:list-item>
        <text:list-item>
          <text:p text:style-name="P6">Lebourgeois Quentin ;</text:p>
        </text:list-item>
        <text:list-item>
          <text:p text:style-name="P6">Matrat Erw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dobe Garamond Pro" svg:font-family="'Adobe Garamond Pro'" style:font-adornments="Normal" style:font-family-generic="roman" style:font-pitch="variable"/>
    <style:font-face style:name="Adobe Hebrew" svg:font-family="'Adobe Hebrew'" style:font-adornments="Normal" style:font-family-generic="roman" style:font-pitch="variable"/>
    <style:font-face style:name="Adobe Ming Std L" svg:font-family="'Adobe Ming Std L'" style:font-adornments="L" style:font-family-generic="roman" style:font-pitch="variable"/>
    <style:font-face style:name="DejaVu Serif" svg:font-family="'DejaVu Serif'" style:font-adornments="Book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Myriad Pro" svg:font-family="'Myriad Pro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/>
      <style:text-properties style:font-name="Georgia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109cm" fo:text-align="center" style:justify-single-word="false" fo:background-color="transparent" fo:padding="0cm" fo:border="none" style:shadow="none" fo:keep-with-next="always">
        <style:tab-stops/>
        <style:background-image/>
      </style:paragraph-properties>
      <style:text-properties style:font-name="Georgia" fo:font-size="14pt" fo:font-weight="normal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09cm" style:page-number="auto" style:shadow="none"/>
      <style:text-properties style:font-name="Georgia" fo:font-size="12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LEBOURGEOIS</meta:initial-creator>
    <meta:creation-date>2012-02-16T21:48:19.01</meta:creation-date>
    <dc:date>2012-02-16T22:25:56.40</dc:date>
    <dc:creator>Quentin LEBOURGEOIS</dc:creator>
    <meta:editing-duration>PT37M3S</meta:editing-duration>
    <meta:editing-cycles>15</meta:editing-cycles>
    <meta:generator>LibreOffice/3.4$Win32 LibreOffice_project/340m1$Build-402</meta:generator>
    <meta:document-statistic meta:table-count="1" meta:image-count="0" meta:object-count="0" meta:page-count="1" meta:paragraph-count="23" meta:word-count="100" meta:character-count="616" meta:non-whitespace-character-count="546"/>
  </office:meta>
</office:document-meta>
</file>